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 table:number-rows-repeated="104853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 table:number-rows-repeated="104819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00-00-00</text:date>, <text:time style:data-style-name="N2" text:time-value="02:18:00.793469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1T02:10:40.450975754</dc:date>
    <meta:editing-duration>P12DT7H16M26S</meta:editing-duration>
    <meta:editing-cycles>201</meta:editing-cycles>
    <meta:document-statistic meta:table-count="5" meta:cell-count="3587" meta:object-count="0"/>
  </office:meta>
</office:document-meta>
</file>